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tchTestElement.get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tchTestElement.create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TestElement.createEx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TestElem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TestElement.set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